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90c3" officeooo:paragraph-rsid="000790c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790c3" officeooo:paragraph-rsid="000790c3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0790c3" officeooo:paragraph-rsid="000790c3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98da2" officeooo:paragraph-rsid="00098da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98da2" officeooo:paragraph-rsid="000aba3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aba37" officeooo:paragraph-rsid="000aba3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af18d" officeooo:paragraph-rsid="000af18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8da2" style:font-weight-asian="normal" style:font-weight-complex="normal"/>
    </style:style>
    <style:style style:name="T3" style:family="text">
      <style:text-properties fo:font-weight="normal" officeooo:rsid="000af18d" style:font-weight-asian="normal" style:font-weight-complex="normal"/>
    </style:style>
    <style:style style:name="T4" style:family="text">
      <style:text-properties officeooo:rsid="00098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Pratica – CSS Básico III</text:p>
      <text:p text:style-name="P1"/>
      <text:p text:style-name="P2">Desafio I:</text:p>
      <text:p text:style-name="P3"/>
      <text:p text:style-name="P3">O que é um display flex?</text:p>
      <text:p text:style-name="P3"><text:tab/><text:span text:style-name="T1">Um display flex é uma caracterista no css, a qual transforma um container em flexível, permitindo alteração no tamanho e na altura dos objetos, alem de alinhamentos unidirecionais.</text:span></text:p>
      <text:p text:style-name="P3"><text:span text:style-name="T1"/></text:p>
      <text:p text:style-name="P3">O que é um co<text:span text:style-name="T4">n</text:span>tainer flex?</text:p>
      <text:p text:style-name="P3"><text:tab/><text:span text:style-name="T1">Um container com a propriedade de flex, permite que os itens dentro dele sejam alinhados de forma unidirecional e com tamanhos e alturas diferentes, trazendo mais liberdade para seu site, também são conhecidos como flexbox.</text:span></text:p>
      <text:p text:style-name="P3"/>
      <text:p text:style-name="P3">O que são itens flex?</text:p>
      <text:p text:style-name="P3"><text:tab/><text:span text:style-name="T1">Itens flex </text:span><text:span text:style-name="T2">são os itens dentro de um container flex, por tanto, possuindo as caracteristicas descritas na primeira pergunta, também são conhecidas como flex itens.</text:span></text:p>
      <text:p text:style-name="P3"><text:span text:style-name="T2"/></text:p>
      <text:p text:style-name="P3"><text:span text:style-name="T2"/></text:p>
      <text:p text:style-name="P4">Para que servem as seguintes caracteristicas?</text:p>
      <text:p text:style-name="P4"/>
      <text:p text:style-name="P4">Flex-direction:</text:p>
      <text:p text:style-name="P5"><text:tab/><text:span text:style-name="T1">Define a direção e a ordem em que os itens dentro de uma flexbox são organizados, além da direção em que são dispostos.</text:span></text:p>
      <text:p text:style-name="P5"><text:span text:style-name="T1"><text:s/></text:span></text:p>
      <text:p text:style-name="P6">Justify-content:</text:p>
      <text:p text:style-name="P6"><text:tab/><text:span text:style-name="T1">Caracteristica responsável por alinhar os itens dentro de uma div a partir do eixo principal da div.</text:span></text:p>
      <text:p text:style-name="P6"><text:span text:style-name="T1"/></text:p>
      <text:p text:style-name="P6">Align-items:</text:p>
      <text:p text:style-name="P6"><text:tab/><text:span text:style-name="T1">Caracteristica responsável por alinhar os itens utilizando do eixo transversal, ou seja, o oposto do justify-content.</text:span></text:p>
      <text:p text:style-name="P6"><text:span text:style-name="T1"/></text:p>
      <text:p text:style-name="P6">Flex-wrap:</text:p>
      <text:p text:style-name="P6"><text:tab/><text:span text:style-name="T1">Responsável por decidir se os itens dentro de uma flexbox permancem em uma linha única ou se seram distribuidos de outras formas, como quebras para multiplas linhas.</text:span></text:p>
      <text:p text:style-name="P6"><text:span text:style-name="T1"/></text:p>
      <text:p text:style-name="P6">Flex-direction:</text:p>
      <text:p text:style-name="P6"><text:tab/><text:span text:style-name="T1">Flex-direction é utilizado para </text:span><text:span text:style-name="T3">definir a direção a qual os flex items são dispostos na tela.</text:span></text:p>
      <text:p text:style-name="P6"><text:span text:style-name="T3"/></text:p>
      <text:p text:style-name="P7">Gap:</text:p>
      <text:p text:style-name="P7"><text:tab/><text:span text:style-name="T1">Cria espaços entre os itens em uma flexbox.</text:span></text:p>
      <text:p text:style-name="P7"><text:span text:style-name="T1"/></text:p>
      <text:p text:style-name="P7">Align-content:</text:p>
      <text:p text:style-name="P7"><text:tab/><text:span text:style-name="T1">Propriedade que maneja a distribuição dos espaços entre as colunas ou linhas de um eixo transversal de uma flexbo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17:36.881792216</meta:creation-date>
    <dc:date>2026-03-31T21:21:20.447156947</dc:date>
    <meta:editing-duration>PT10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251" meta:character-count="1574" meta:non-whitespace-character-count="1334"/>
  </office:meta>
</office:document-meta>
</file>